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 draw:fill-color="#ffffff"/>
      <style:paragraph-properties fo:margin-left="7.11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Standard">
      <loext:graphic-properties draw:fill="none" draw:fill-color="#ffffff"/>
      <style:paragraph-properties fo:margin-left="0.03cm" fo:margin-right="0cm" fo:margin-top="0.51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Standard">
      <loext:graphic-properties draw:fill="none" draw:fill-color="#ffffff"/>
      <style:paragraph-properties fo:margin-left="0.03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Standard">
      <loext:graphic-properties draw:fill="none" draw:fill-color="#ffffff"/>
      <style:paragraph-properties fo:margin-left="0.03cm" fo:margin-right="0cm" fo:margin-top="0.27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Standard">
      <loext:graphic-properties draw:fill="none" draw:fill-color="#ffffff"/>
      <style:paragraph-properties fo:margin-left="0.019cm" fo:margin-right="0cm" fo:margin-top="0.27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" style:family="paragraph" style:parent-style-name="Standard">
      <loext:graphic-properties draw:fill="none" draw:fill-color="#ffffff"/>
      <style:paragraph-properties fo:margin-left="0.028cm" fo:margin-right="0cm" fo:margin-top="1.08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.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1.82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.141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2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.028cm" fo:margin-bottom="0cm" style:contextual-spacing="false" fo:line-height="12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.293cm" fo:margin-bottom="0cm" style:contextual-spacing="false" fo:line-height="12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Standard">
      <loext:graphic-properties draw:fill="none" draw:fill-color="#ffffff"/>
      <style:paragraph-properties fo:margin-left="0cm" fo:margin-right="15.909cm" fo:margin-top="0.228cm" fo:margin-bottom="0cm" style:contextual-spacing="false" fo:line-height="13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T1" style:family="text">
      <style:text-properties fo:font-variant="normal" fo:text-transform="none" fo:color="#565656" loext:opacity="100%" style:text-line-through-style="none" style:text-line-through-type="none" style:text-position="0% 100%" style:font-name="Open Sans" fo:font-size="13.5pt" fo:font-style="normal" style:text-underline-style="none" fo:font-weight="normal" fo:background-color="transparent" loext:char-shading-value="0" style:font-name-asian="Open Sans1" style:font-size-asian="13.5pt" style:font-style-asian="normal" style:font-weight-asian="normal" style:font-name-complex="Open Sans1" style:font-size-complex="13.5pt"/>
    </style:style>
    <style:style style:name="T2" style:family="text">
      <style:text-properties fo:font-variant="normal" fo:text-transform="none" fo:color="#565656" loext:opacity="100%" style:text-line-through-style="none" style:text-line-through-type="none" style:text-position="0% 100%" style:font-name="Open Sans" fo:font-size="13.5pt" fo:font-style="normal" style:text-underline-style="none" fo:font-weight="bold" fo:background-color="transparent" loext:char-shading-value="0" style:font-name-asian="Open Sans1" style:font-size-asian="13.5pt" style:font-style-asian="normal" style:font-weight-asian="bold" style:font-name-complex="Open Sans1" style:font-size-complex="13.5pt"/>
    </style:style>
    <style:style style:name="T3" style:family="text">
      <style:text-properties fo:font-variant="normal" fo:text-transform="none" fo:color="#565656" loext:opacity="100%" style:text-line-through-style="none" style:text-line-through-type="none" style:text-position="0% 100%" style:font-name="Open Sans" fo:font-size="15.5pt" fo:font-style="normal" style:text-underline-style="none" fo:font-weight="bold" fo:background-color="transparent" loext:char-shading-value="0" style:font-name-asian="Open Sans1" style:font-size-asian="15.5pt" style:font-style-asian="normal" style:font-weight-asian="bold" style:font-name-complex="Open Sans1" style:font-size-complex="15.5pt"/>
    </style:style>
    <style:style style:name="T4" style:family="text">
      <style:text-properties fo:font-variant="normal" fo:text-transform="none" fo:color="#565656" loext:opacity="100%" style:text-line-through-style="none" style:text-line-through-type="none" style:text-position="0% 100%" style:font-name="Open Sans" fo:font-size="9.5pt" fo:font-style="normal" style:text-underline-style="none" fo:font-weight="normal" fo:background-color="transparent" loext:char-shading-value="0" style:font-name-asian="Open Sans1" style:font-size-asian="9.5pt" style:font-style-asian="normal" style:font-weight-asian="normal" style:font-name-complex="Open Sans1" style:font-size-complex="9.5pt"/>
    </style:style>
    <style:style style:name="T5" style:family="text">
      <style:text-properties fo:font-variant="normal" fo:text-transform="none" fo:color="#565656" loext:opacity="100%" style:text-line-through-style="none" style:text-line-through-type="none" style:text-position="0% 100%" style:font-name="Open Sans" fo:font-size="9.5pt" fo:font-style="normal" style:text-underline-style="none" fo:font-weight="bold" fo:background-color="transparent" loext:char-shading-value="0" style:font-name-asian="Open Sans1" style:font-size-asian="9.5pt" style:font-style-asian="normal" style:font-weight-asian="bold" style:font-name-complex="Open Sans1" style:font-size-complex="9.5pt"/>
    </style:style>
    <style:style style:name="T6" style:family="text">
      <style:text-properties fo:font-variant="normal" fo:text-transform="none" fo:color="#565656" loext:opacity="100%" style:text-line-through-style="none" style:text-line-through-type="none" style:text-position="0% 100%" style:font-name="Open Sans" fo:font-size="9.5pt" fo:font-style="normal" style:text-underline-style="solid" style:text-underline-width="auto" style:text-underline-color="font-color" fo:font-weight="normal" fo:background-color="transparent" loext:char-shading-value="0" style:font-name-asian="Open Sans1" style:font-size-asian="9.5pt" style:font-style-asian="normal" style:font-weight-asian="normal" style:font-name-complex="Open Sans1" style:font-size-complex="9.5pt"/>
    </style:style>
    <style:style style:name="T7" style:family="text">
      <style:text-properties fo:font-variant="normal" fo:text-transform="none" fo:color="#565656" loext:opacity="100%" style:text-line-through-style="none" style:text-line-through-type="none" style:text-position="super 58%" style:font-name="Open Sans" fo:font-size="16.5pt" fo:font-style="normal" style:text-underline-style="none" fo:font-weight="normal" fo:background-color="transparent" loext:char-shading-value="0" style:font-name-asian="Open Sans1" style:font-size-asian="16.5pt" style:font-style-asian="normal" style:font-weight-asian="normal" style:font-name-complex="Open Sans1" style:font-size-complex="16.5pt"/>
    </style:style>
    <style:style style:name="T8" style:family="text">
      <style:text-properties fo:font-variant="normal" fo:text-transform="none" fo:color="#214493" loext:opacity="100%" style:text-line-through-style="none" style:text-line-through-type="none" style:text-position="0% 100%" style:font-name="Arial" fo:font-size="13.5pt" fo:font-style="normal" style:text-underline-style="none" fo:font-weight="normal" fo:background-color="transparent" loext:char-shading-value="0" style:font-name-asian="Arial2" style:font-size-asian="13.5pt" style:font-style-asian="normal" style:font-weight-asian="normal" style:font-name-complex="Arial2" style:font-size-complex="13.5pt"/>
    </style:style>
    <style:style style:name="T9" style:family="text">
      <style:text-properties fo:font-variant="normal" fo:text-transform="none" fo:color="#214493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loext:char-shading-value="0" style:font-name-asian="Arial2" style:font-size-asian="14pt" style:font-style-asian="normal" style:font-weight-asian="normal" style:font-name-complex="Arial2" style:font-size-complex="14pt"/>
    </style:style>
    <style:style style:name="Sect1" style:family="section">
      <style:section-properties style:editable="false">
        <style:columns fo:column-count="2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OBRE MÍ </text:span><text:span text:style-name="T1"/></text:p>
      <text:p text:style-name="P9" loext:marker-style-name="T4"><text:span text:style-name="T7">He Fet un grau superor de grau mitja de informatica de practicas a fp </text:span><text:span text:style-name="T3">Joan Barcelo </text:span><text:span text:style-name="T4">basica de informatica v</text:span><text:bookmark text:name="_GoBack"/><text:span text:style-name="T4">aig estar a nuracom i ya </text:span></text:p>
      <text:p text:style-name="P2" loext:marker-style-name="T5"><text:span text:style-name="T5">Fecha de nacimiento: <text:s/></text:span><text:span text:style-name="T5"/></text:p>
      <text:p text:style-name="P3" loext:marker-style-name="T4"><text:span text:style-name="T4">19/06/1924 <text:s/></text:span><text:span text:style-name="T4"/></text:p>
      <text:p text:style-name="P4" loext:marker-style-name="T4"><text:span text:style-name="T5">Nacionalidad: </text:span><text:span text:style-name="T4">Española <text:s/></text:span></text:p>
      <text:p text:style-name="P5" loext:marker-style-name="T4"><text:span text:style-name="T5">Género: </text:span><text:span text:style-name="T4">Masculino <text:s/></text:span></text:p>
      <text:p text:style-name="P6" loext:marker-style-name="T2"><text:span text:style-name="T2">CONTACTO <text:s/></text:span><text:span text:style-name="T2"/></text:p>
      <text:section text:style-name="Sect1" text:name="TextSection">
        <text:p text:style-name="P7" loext:marker-style-name="T8"><text:span text:style-name="T8"> </text:span><text:span text:style-name="T8"/></text:p>
        <text:p text:style-name="P8" loext:marker-style-name="T9"><text:span text:style-name="T9"> </text:span><text:span text:style-name="T9"/></text:p>
        <text:p text:style-name="P10" loext:marker-style-name="T4"><text:span text:style-name="T4">fvzXzadvzvdzv, zvdvzdsdsgds <text:s/>dfsafdsasf </text:span><text:span text:style-name="T4"/></text:p>
        <text:p text:style-name="P11" loext:marker-style-name="T5"><text:span text:style-name="T4">dsaasdasdasdjofaqwshreu9whjq9', España </text:span><text:span text:style-name="T5">(Trabajo) <text:s/></text:span></text:p>
        <text:p text:style-name="P12" loext:marker-style-name="T4"><text:span text:style-name="T6">jmonjo20713@iesjoanramis.</text:span><text:span text:style-name="T4"> </text:span><text:span text:style-name="T6">org</text:span><text:span text:style-name="T4"> </text:span></text:p>
      </text:section>
      <text:section text:style-name="Sect2" text:name="Sección1">
        <text:p text:style-name="P13" loext:marker-style-name="T6"><text:span text:style-name="T9"> </text:span><text:span text:style-name="T7">(+34) 666 </text:span><text:span text:style-name="T4"><text:s/></text:span><text:span text:style-name="T8"> </text:span><text:span text:style-name="T6">parrot.live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es" fo:country="ES" style:letter-kerning="false" style:font-name-asian="Arial2" style:font-size-asian="10pt" style:language-asian="zh" style:country-asian="CN" style:font-name-complex="Arial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es" fo:country="ES" style:letter-kerning="fals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.212cm" style:contextual-spacing="false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141cm" style:contextual-spacing="false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141cm" style:contextual-spacing="false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071cm" style:contextual-spacing="false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388cm" fo:margin-bottom="0.071cm" style:contextual-spacing="false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353cm" fo:margin-bottom="0.071cm" style:contextual-spacing="false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93cm" fo:margin-bottom="16.395cm" fo:margin-left="0.499cm" fo:margin-right="2.122cm" style:writing-mode="lr-tb" style:layout-grid-color="#c0c0c0" style:layout-grid-lines="1131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1:36:19</meta:creation-date>
    <meta:initial-creator>joan</meta:initial-creator>
    <dc:creator>joan</dc:creator>
    <dc:date>2023-11-27T11:36:43</dc:date>
    <meta:editing-duration>P0D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13" meta:word-count="51" meta:character-count="377" meta:non-whitespace-character-count="319"/>
    <meta:user-defined meta:name="KSOProductBuildVer">1033-11.1.0.11708</meta:user-defined>
  </office:meta>
</office:document-meta>
</file>